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f183" officeooo:paragraph-rsid="0009f183"/>
    </style:style>
    <style:style style:name="P2" style:family="paragraph" style:parent-style-name="Standard">
      <style:text-properties officeooo:rsid="000b7623" officeooo:paragraph-rsid="000b76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mysql&gt; select desc_curso,desc_turma,dt_ini,dt_ter,nome_usuario from <text:s/>curso,turma,periodo,aluno,usuario where curso.cod_curso = turma.cod_curso and turma.cod_curso = periodo.cod_turma and desc_turma in ("1info1","2info1","3info1")</text:p>
      <text:p text:style-name="P1"/>
      <text:p text:style-name="P1"/>
      <text:p text:style-name="P1"/>
      <text:p text:style-name="P1"/>
      <text:p text:style-name="P1"/>
      <text:p text:style-name="P2">2) select desc_curso, nome_turma, dia_semana from curso,turma,aula</text:p>
      <text:p text:style-name="P2"><text:s text:c="4"/>-&gt; where curso.cod_curso = turma.cod_curso and turma.cod_turma = aula.cod_turma</text:p>
      <text:p text:style-name="P2"><text:s text:c="4"/>-&gt; ;</text:p>
      <text:p text:style-name="P2"/>
      <text:p text:style-name="P2">3)</text:p>
      <text:p text:style-name="P1"/>
      <text:p text:style-name="P1"/>
      <text:p text:style-name="P1">7) mysql&gt; select desc_curso,desc_turma,dt_ini,dt_ter,nome_usuario from <text:s/>curso,turma,periodo,aluno,usuario where curso.cod_curso = turma.cod_curso and turma.cod_curso = periodo.cod_turma and desc_turma in ("1info1","2info1","3info1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4:53:00.911380269</meta:creation-date>
    <dc:date>2019-07-09T15:06:45.551774212</dc:date>
    <meta:editing-duration>PT3M3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54" meta:character-count="623" meta:non-whitespace-character-count="565"/>
  </office:meta>
</office:document-meta>
</file>